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ResultMatchers.getCookie( MvcResult resul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okieResultMatchers.doesNotExis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okieResultMatchers.path( String name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okieResultMatchers.domain( String name , Matcher &lt; ? super String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okieResultMatchers.value( String name , String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okieResultMatchers.value( String name , Matcher &lt; ? super String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okieResultMatchers.comment( String name ,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okieResultMatchers.version( String name , int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okieResultMatchers.domain( String name ,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okieResultMatchers.secure( String name , boolean sec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okieResultMatchers.httpOnly( String name , boolean http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okieResultMatchers.comment( String name , Matcher &lt; ? super String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okieResultMatchers.path( String name , Matcher &lt; ? super String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okieResultMatchers.exist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ResultMatchers.CookieResult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okieResultMatchers.maxAge( String name , int max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okieResultMatchers.version( String name , Matcher &lt; ? super Integer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okieResultMatchers.maxAge( String name , Matcher &lt; ? super Integer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